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17b093"/>
    </style:style>
    <style:style style:name="P4" style:family="paragraph" style:parent-style-name="Heading_20_1">
      <style:text-properties officeooo:paragraph-rsid="00182c00"/>
    </style:style>
    <style:style style:name="P5" style:family="paragraph" style:parent-style-name="Heading_20_1">
      <style:text-properties officeooo:paragraph-rsid="00197110"/>
    </style:style>
    <style:style style:name="P6" style:family="paragraph" style:parent-style-name="Heading_20_2">
      <style:text-properties officeooo:paragraph-rsid="00197110"/>
    </style:style>
    <style:style style:name="P7" style:family="paragraph" style:parent-style-name="Standard">
      <style:text-properties officeooo:rsid="0017b093" officeooo:paragraph-rsid="0017b093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82c00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1"><text:a xlink:type="simple" xlink:href="#__RefHeading___Toc108_2030164392" text:style-name="Index_20_Link" text:visited-style-name="Index_20_Link">SIMPLEFIT<text:tab/>2</text:a></text:p>
          <text:p text:style-name="P1"><text:a xlink:type="simple" xlink:href="#__RefHeading___Toc110_2030164392" text:style-name="Index_20_Link" text:visited-style-name="Index_20_Link">ABSTRACT<text:tab/>3</text:a></text:p>
          <text:p text:style-name="P1"><text:a xlink:type="simple" xlink:href="#__RefHeading___Toc112_2030164392" text:style-name="Index_20_Link" text:visited-style-name="Index_20_Link">INTRODUCCIÓN<text:tab/>4</text:a></text:p>
          <text:p text:style-name="P2"><text:a xlink:type="simple" xlink:href="#__RefHeading___Toc114_2030164392" text:style-name="Index_20_Link" text:visited-style-name="Index_20_Link">Objetivo<text:tab/>4</text:a></text:p>
          <text:p text:style-name="P2"><text:a xlink:type="simple" xlink:href="#__RefHeading___Toc116_2030164392" text:style-name="Index_20_Link" text:visited-style-name="Index_20_Link">Justificación<text:tab/>4</text:a></text:p>
          <text:p text:style-name="P2"><text:a xlink:type="simple" xlink:href="#__RefHeading___Toc118_2030164392" text:style-name="Index_20_Link" text:visited-style-name="Index_20_Link">Análisis de lo existente<text:tab/>4</text:a></text:p>
          <text:p text:style-name="P1"><text:a xlink:type="simple" xlink:href="#__RefHeading___Toc120_2030164392" text:style-name="Index_20_Link" text:visited-style-name="Index_20_Link">Necesidades empresariales para el desarrollo<text:tab/>5</text:a></text:p>
          <text:p text:style-name="P1"><text:a xlink:type="simple" xlink:href="#__RefHeading___Toc122_2030164392" text:style-name="Index_20_Link" text:visited-style-name="Index_20_Link">Requisitos funcionales de la aplicación<text:tab/>6</text:a></text:p>
          <text:p text:style-name="P1"><text:a xlink:type="simple" xlink:href="#__RefHeading___Toc124_2030164392" text:style-name="Index_20_Link" text:visited-style-name="Index_20_Link">Análisis y Diseño<text:tab/>7</text:a></text:p>
          <text:p text:style-name="P2"><text:a xlink:type="simple" xlink:href="#__RefHeading___Toc126_2030164392" text:style-name="Index_20_Link" text:visited-style-name="Index_20_Link">Diagrama de la arquitectura<text:tab/>7</text:a></text:p>
          <text:p text:style-name="P2"><text:a xlink:type="simple" xlink:href="#__RefHeading___Toc128_2030164392" text:style-name="Index_20_Link" text:visited-style-name="Index_20_Link">Diagrama de casos de usos<text:tab/>7</text:a></text:p>
          <text:p text:style-name="P2"><text:a xlink:type="simple" xlink:href="#__RefHeading___Toc130_2030164392" text:style-name="Index_20_Link" text:visited-style-name="Index_20_Link">Diagrama de clases<text:tab/>7</text:a></text:p>
          <text:p text:style-name="P2"><text:a xlink:type="simple" xlink:href="#__RefHeading___Toc132_2030164392" text:style-name="Index_20_Link" text:visited-style-name="Index_20_Link">Diseño de datos<text:tab/>7</text:a></text:p>
          <text:p text:style-name="P1"><text:a xlink:type="simple" xlink:href="#__RefHeading___Toc134_2030164392" text:style-name="Index_20_Link" text:visited-style-name="Index_20_Link">Codificación<text:tab/>8</text:a></text:p>
          <text:p text:style-name="P2"><text:a xlink:type="simple" xlink:href="#__RefHeading___Toc136_2030164392" text:style-name="Index_20_Link" text:visited-style-name="Index_20_Link">Entorno de programación<text:tab/>8</text:a></text:p>
          <text:p text:style-name="P2"><text:a xlink:type="simple" xlink:href="#__RefHeading___Toc138_2030164392" text:style-name="Index_20_Link" text:visited-style-name="Index_20_Link">Lenguajes y herramientas<text:tab/>8</text:a></text:p>
          <text:p text:style-name="P2"><text:a xlink:type="simple" xlink:href="#__RefHeading___Toc140_2030164392" text:style-name="Index_20_Link" text:visited-style-name="Index_20_Link">Aspectos relevantes de la implementación<text:tab/>8</text:a></text:p>
          <text:p text:style-name="P1"><text:a xlink:type="simple" xlink:href="#__RefHeading___Toc142_2030164392" text:style-name="Index_20_Link" text:visited-style-name="Index_20_Link">Manual de usuario<text:tab/>9</text:a></text:p>
          <text:p text:style-name="P1"><text:a xlink:type="simple" xlink:href="#__RefHeading___Toc144_2030164392" text:style-name="Index_20_Link" text:visited-style-name="Index_20_Link">Requisitos e instalación<text:tab/>10</text:a></text:p>
          <text:p text:style-name="P1"><text:a xlink:type="simple" xlink:href="#__RefHeading___Toc480_2030164392" text:style-name="Index_20_Link" text:visited-style-name="Index_20_Link">Conclusiones<text:tab/>11</text:a></text:p>
          <text:p text:style-name="P2"><text:a xlink:type="simple" xlink:href="#__RefHeading___Toc148_2030164392" text:style-name="Index_20_Link" text:visited-style-name="Index_20_Link">Conclusiones sobre el trabajo realizado<text:tab/>11</text:a></text:p>
          <text:p text:style-name="P2"><text:a xlink:type="simple" xlink:href="#__RefHeading___Toc150_2030164392" text:style-name="Index_20_Link" text:visited-style-name="Index_20_Link">Posibles ampliaciones y mejoras<text:tab/>11</text:a></text:p>
          <text:p text:style-name="P1"><text:a xlink:type="simple" xlink:href="#__RefHeading___Toc482_2030164392" text:style-name="Index_20_Link" text:visited-style-name="Index_20_Link">Bibliografía<text:tab/>12</text:a></text:p>
          <text:p text:style-name="P2"><text:a xlink:type="simple" xlink:href="#__RefHeading___Toc154_2030164392" text:style-name="Index_20_Link" text:visited-style-name="Index_20_Link">Libros, artículos y apuntes<text:tab/>12</text:a></text:p>
          <text:p text:style-name="P2"><text:a xlink:type="simple" xlink:href="#__RefHeading___Toc156_2030164392" text:style-name="Index_20_Link" text:visited-style-name="Index_20_Link">Direcciones Web<text:tab/>12</text:a></text:p>
          <text:p text:style-name="P1"><text:a xlink:type="simple" xlink:href="#__RefHeading___Toc158_2030164392" text:style-name="Index_20_Link" text:visited-style-name="Index_20_Link">Apéndices, si procede<text:tab/>1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08_2030164392"/><text:soft-page-break/>SIMPLEFIT<text:bookmark-end text:name="__RefHeading___Toc108_2030164392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110_2030164392"/><text:soft-page-break/>ABSTRACT<text:bookmark-end text:name="__RefHeading___Toc110_2030164392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112_2030164392"/><text:soft-page-break/>INTRODUCCIÓN<text:bookmark-end text:name="__RefHeading___Toc112_2030164392"/></text:h>
      <text:p text:style-name="P8"/>
      <text:h text:style-name="Heading_20_2" text:outline-level="2"><text:bookmark-start text:name="__RefHeading___Toc114_2030164392"/>Objetivo<text:bookmark-end text:name="__RefHeading___Toc114_2030164392"/></text:h>
      <text:h text:style-name="Heading_20_2" text:outline-level="2"><text:bookmark-start text:name="__RefHeading___Toc116_2030164392"/>Justificación<text:bookmark-end text:name="__RefHeading___Toc116_2030164392"/></text:h>
      <text:h text:style-name="Heading_20_2" text:outline-level="2"><text:bookmark-start text:name="__RefHeading___Toc118_2030164392"/>Análisis de lo existente<text:bookmark-end text:name="__RefHeading___Toc118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0_2030164392"/><text:soft-page-break/>Necesidades empresariales para el desarrollo <text:bookmark-end text:name="__RefHeading___Toc120_2030164392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2_2030164392"/><text:soft-page-break/>Requisitos funcionales de la aplicación<text:bookmark-end text:name="__RefHeading___Toc12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1"><text:bookmark-start text:name="__RefHeading___Toc124_2030164392"/><text:soft-page-break/>Análisis y Diseño <text:bookmark-end text:name="__RefHeading___Toc124_2030164392"/></text:h>
      <text:h text:style-name="Heading_20_2" text:outline-level="2"><text:bookmark-start text:name="__RefHeading___Toc126_2030164392"/>Diagrama de la arquitectura<text:bookmark-end text:name="__RefHeading___Toc126_2030164392"/></text:h>
      <text:h text:style-name="Heading_20_2" text:outline-level="2"><text:bookmark-start text:name="__RefHeading___Toc128_2030164392"/>Diagrama de casos de usos<text:bookmark-end text:name="__RefHeading___Toc128_2030164392"/></text:h>
      <text:h text:style-name="Heading_20_2" text:outline-level="2"><text:bookmark-start text:name="__RefHeading___Toc130_2030164392"/>Diagrama de clases<text:bookmark-end text:name="__RefHeading___Toc130_2030164392"/></text:h>
      <text:h text:style-name="Heading_20_2" text:outline-level="2"><text:bookmark-start text:name="__RefHeading___Toc132_2030164392"/>Diseño de datos<text:bookmark-end text:name="__RefHeading___Toc13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34_2030164392"/><text:soft-page-break/>Codificación<text:bookmark-end text:name="__RefHeading___Toc134_2030164392"/></text:h>
      <text:h text:style-name="Heading_20_2" text:outline-level="2"><text:bookmark-start text:name="__RefHeading___Toc136_2030164392"/>Entorno de programación<text:bookmark-end text:name="__RefHeading___Toc136_2030164392"/></text:h>
      <text:h text:style-name="Heading_20_2" text:outline-level="2"><text:bookmark-start text:name="__RefHeading___Toc138_2030164392"/>Lenguajes y herramientas<text:bookmark-end text:name="__RefHeading___Toc138_2030164392"/></text:h>
      <text:h text:style-name="Heading_20_2" text:outline-level="2"><text:bookmark-start text:name="__RefHeading___Toc140_2030164392"/>Aspectos relevantes de la implementación<text:bookmark-end text:name="__RefHeading___Toc140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42_2030164392"/><text:soft-page-break/>Manual de usuario<text:bookmark-end text:name="__RefHeading___Toc14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<text:bookmark-start text:name="__RefHeading___Toc144_2030164392"/><text:soft-page-break/>Requisitos e instalación<text:bookmark-end text:name="__RefHeading___Toc144_2030164392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Text_20_body"/>
      <text:p text:style-name="Text_20_body"/>
      <text:p text:style-name="Text_20_body"/>
      <text:p text:style-name="Text_20_body"/>
      <text:h text:style-name="P5" text:outline-level="1"><text:bookmark-start text:name="__RefHeading___Toc480_2030164392"/><text:soft-page-break/>Conclusiones <text:bookmark-end text:name="__RefHeading___Toc480_2030164392"/></text:h>
      <text:h text:style-name="P6" text:outline-level="2"><text:bookmark-start text:name="__RefHeading___Toc148_2030164392"/>Conclusiones sobre el trabajo realizado <text:bookmark-end text:name="__RefHeading___Toc148_2030164392"/></text:h>
      <text:h text:style-name="P6" text:outline-level="2"><text:bookmark-start text:name="__RefHeading___Toc150_2030164392"/>Posibles ampliaciones y mejoras<text:bookmark-end text:name="__RefHeading___Toc150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1"><text:bookmark-start text:name="__RefHeading___Toc482_2030164392"/><text:soft-page-break/>Bibliografía <text:bookmark-end text:name="__RefHeading___Toc482_2030164392"/></text:h>
      <text:h text:style-name="P6" text:outline-level="2"><text:bookmark-start text:name="__RefHeading___Toc154_2030164392"/>Libros, artículos y apuntes <text:bookmark-end text:name="__RefHeading___Toc154_2030164392"/></text:h>
      <text:h text:style-name="P6" text:outline-level="2"><text:bookmark-start text:name="__RefHeading___Toc156_2030164392"/>Direcciones Web <text:bookmark-end text:name="__RefHeading___Toc156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" text:outline-level="1"><text:bookmark-start text:name="__RefHeading___Toc158_2030164392"/><text:soft-page-break/>Apéndices, si procede<text:bookmark-end text:name="__RefHeading___Toc158_203016439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2T10:41:25.857000000</meta:creation-date>
    <dc:date>2024-04-12T11:02:56.749000000</dc:date>
    <meta:editing-duration>PT9M38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3" meta:paragraph-count="54" meta:word-count="177" meta:character-count="1186" meta:non-whitespace-character-count="1054"/>
  </office:meta>
</office:document-meta>
</file>